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name="asdf" draw:style-name="gr1" svg:width="15.999cm" svg:height="8.999cm" svg:x="0cm" svg:y="19.867cm">
            <draw:object draw:notify-on-update-of-ranges="Sheet1.C2:Sheet1.C2 Sheet1.C3:Sheet1.C122 Sheet1.I2:Sheet1.I2 Sheet1.I3:Sheet1.I92 Sheet1.G2:Sheet1.G2 Sheet1.G3:Sheet1.G81 Sheet1.A2:Sheet1.A2 Sheet1.A3:Sheet1.A122 Sheet1.E2:Sheet1.E2 Sheet1.E3:Sheet1.E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9.02cm" svg:x="14.18cm" svg:y="34.864cm">
            <draw:object draw:notify-on-update-of-ranges="Sheet1.AA2:Sheet1.AA2 Sheet1.AA3:Sheet1.AA133 Sheet1.AC2:Sheet1.AC2 Sheet1.AC3:Sheet1.AC83 Sheet1.AE2:Sheet1.AE2 Sheet1.AE3:Sheet1.AE9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7cm" svg:height="9.02cm" svg:x="2.368cm" svg:y="4.992cm">
            <draw:object draw:notify-on-update-of-ranges="Sheet1.P3:Sheet1.P9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visibility="collapse" table:number-columns-repeated="11" table:default-cell-style-name="Default"/>
        <table:table-column table:style-name="co1" table:number-columns-repeated="38" table:default-cell-style-name="Default"/>
        <table:table-row table:style-name="ro1">
          <table:table-cell table:number-columns-repeated="11"/>
          <table:table-cell office:value-type="string">
            <text:p>With class in university, full process</text:p>
          </table:table-cell>
          <table:table-cell table:number-columns-repeated="6"/>
          <table:table-cell office:value-type="string">
            <text:p>Pre Decomp</text:p>
          </table:table-cell>
          <table:table-cell table:number-columns-repeated="15"/>
          <table:table-cell office:value-type="string">
            <text:p>With class in home, full process</text:p>
          </table:table-cell>
          <table:table-cell table:number-columns-repeated="8"/>
          <table:table-cell office:value-type="string">
            <text:p>Pre Decomp</text:p>
          </table:table-cell>
          <table:table-cell table:number-columns-repeated="5"/>
        </table:table-row>
        <table:table-row table:style-name="ro1">
          <table:table-cell office:value-type="string">
            <text:p>Parking Lot (2,5)</text:p>
          </table:table-cell>
          <table:table-cell/>
          <table:table-cell office:value-type="string">
            <text:p>Parking Lot (2,0)</text:p>
          </table:table-cell>
          <table:table-cell/>
          <table:table-cell office:value-type="string">
            <text:p>Mapping tunnel (2,0)</text:p>
          </table:table-cell>
          <table:table-cell/>
          <table:table-cell office:value-type="string">
            <text:p>Mapping tunnel (2,5)</text:p>
          </table:table-cell>
          <table:table-cell/>
          <table:table-cell office:value-type="string">
            <text:p>Center Mapping (2,5)</text:p>
          </table:table-cell>
          <table:table-cell table:number-columns-repeated="2"/>
          <table:table-cell office:value-type="string">
            <text:p>Parking Lot</text:p>
          </table:table-cell>
          <table:table-cell/>
          <table:table-cell office:value-type="string">
            <text:p>Mapping Tunnel</text:p>
          </table:table-cell>
          <table:table-cell/>
          <table:table-cell office:value-type="string">
            <text:p>Center Mapping (2,5)</text:p>
          </table:table-cell>
          <table:table-cell table:number-columns-repeated="2"/>
          <table:table-cell office:value-type="string">
            <text:p>Parking Lot</text:p>
          </table:table-cell>
          <table:table-cell/>
          <table:table-cell office:value-type="string">
            <text:p>Mapping Tunnel</text:p>
          </table:table-cell>
          <table:table-cell/>
          <table:table-cell office:value-type="string">
            <text:p>Center Mapping (2,5)</text:p>
          </table:table-cell>
          <table:table-cell table:number-columns-repeated="3"/>
          <table:table-cell office:value-type="string">
            <text:p>Parking lot</text:p>
          </table:table-cell>
          <table:table-cell/>
          <table:table-cell office:value-type="string">
            <text:p>Mapping Tunnel</text:p>
          </table:table-cell>
          <table:table-cell/>
          <table:table-cell office:value-type="string">
            <text:p>Center Mapping</text:p>
          </table:table-cell>
          <table:table-cell table:number-columns-repeated="3"/>
          <table:table-cell office:value-type="string">
            <text:p>Parking Lot</text:p>
          </table:table-cell>
          <table:table-cell/>
          <table:table-cell office:value-type="string">
            <text:p>Mapping Tunnel</text:p>
          </table:table-cell>
          <table:table-cell/>
          <table:table-cell office:value-type="string">
            <text:p>Center Mapping (2,5)</text:p>
          </table:table-cell>
          <table:table-cell table:number-columns-repeated="4"/>
          <table:table-cell office:value-type="string">
            <text:p>Parking Lot</text:p>
          </table:table-cell>
          <table:table-cell/>
          <table:table-cell office:value-type="string">
            <text:p>Mapping Tunnel</text:p>
          </table:table-cell>
          <table:table-cell/>
          <table:table-cell office:value-type="string">
            <text:p>Center Mapping (2,5)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AVERAGE([.A3:.A134])" office:value-type="float" office:value="39.6969696969697">
            <text:p>39,696969697</text:p>
          </table:table-cell>
          <table:table-cell office:value-type="float" office:value="80">
            <text:p>80</text:p>
          </table:table-cell>
          <table:table-cell table:formula="of:=AVERAGE([.C3:.C122])" office:value-type="float" office:value="43.4166666666667">
            <text:p>43,4166666667</text:p>
          </table:table-cell>
          <table:table-cell office:value-type="float" office:value="390">
            <text:p>390</text:p>
          </table:table-cell>
          <table:table-cell table:formula="of:=AVERAGE([.E3:.E81])" office:value-type="float" office:value="35.3164556962025">
            <text:p>35,3164556962</text:p>
          </table:table-cell>
          <table:table-cell office:value-type="float" office:value="400">
            <text:p>400</text:p>
          </table:table-cell>
          <table:table-cell table:formula="of:=AVERAGE([.G3:.G80])" office:value-type="float" office:value="35.8974358974359">
            <text:p>35,8974358974</text:p>
          </table:table-cell>
          <table:table-cell office:value-type="float" office:value="70">
            <text:p>70</text:p>
          </table:table-cell>
          <table:table-cell table:formula="of:=AVERAGE([.I3:.I92])" office:value-type="float" office:value="68.1111111111111">
            <text:p>68,1111111111</text:p>
          </table:table-cell>
          <table:table-cell/>
          <table:table-cell office:value-type="float" office:value="79">
            <text:p>79</text:p>
          </table:table-cell>
          <table:table-cell table:formula="of:=AVERAGE([.L3:.L133])" office:value-type="float" office:value="57.9618320610687">
            <text:p>57,9618320611</text:p>
          </table:table-cell>
          <table:table-cell office:value-type="float" office:value="117">
            <text:p>117</text:p>
          </table:table-cell>
          <table:table-cell table:formula="of:=AVERAGE([.N3:.N83])" office:value-type="float" office:value="39.3950617283951">
            <text:p>39,3950617284</text:p>
          </table:table-cell>
          <table:table-cell office:value-type="float" office:value="7">
            <text:p>7</text:p>
          </table:table-cell>
          <table:table-cell table:formula="of:=AVERAGE([.P3:.P95])" office:value-type="float" office:value="52.8172043010753">
            <text:p>52,8172043011</text:p>
          </table:table-cell>
          <table:table-cell/>
          <table:table-cell office:value-type="float" office:value="22">
            <text:p>22</text:p>
          </table:table-cell>
          <table:table-cell table:formula="of:=AVERAGE([.S3:.S133])" office:value-type="float" office:value="18.4351145038168">
            <text:p>18,4351145038</text:p>
          </table:table-cell>
          <table:table-cell office:value-type="float" office:value="4">
            <text:p>4</text:p>
          </table:table-cell>
          <table:table-cell table:formula="of:=AVERAGE([.U3:.U83])" office:value-type="float" office:value="4.82716049382716">
            <text:p>4,8271604938</text:p>
          </table:table-cell>
          <table:table-cell office:value-type="float" office:value="2">
            <text:p>2</text:p>
          </table:table-cell>
          <table:table-cell table:formula="of:=AVERAGE([.W3:.W95])" office:value-type="float" office:value="10.3978494623656">
            <text:p>10,3978494624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AVERAGE([.AA3:.AA133])" office:value-type="float" office:value="20.5343511450382">
            <text:p>20,534351145</text:p>
          </table:table-cell>
          <table:table-cell office:value-type="float" office:value="230">
            <text:p>230</text:p>
          </table:table-cell>
          <table:table-cell table:formula="of:=AVERAGE([.AC3:.AC83])" office:value-type="float" office:value="44.7407407407407">
            <text:p>44,7407407407</text:p>
          </table:table-cell>
          <table:table-cell office:value-type="float" office:value="10">
            <text:p>10</text:p>
          </table:table-cell>
          <table:table-cell table:formula="of:=AVERAGE([.AE3:.AE93])" office:value-type="float" office:value="31.0989010989011">
            <text:p>31,0989010989</text:p>
          </table:table-cell>
          <table:table-cell table:number-columns-repeated="2"/>
          <table:table-cell office:value-type="float" office:value="114">
            <text:p>114</text:p>
          </table:table-cell>
          <table:table-cell table:formula="of:=AVERAGE([.AI3:.AI133])" office:value-type="float" office:value="84.2748091603053">
            <text:p>84,2748091603</text:p>
          </table:table-cell>
          <table:table-cell office:value-type="float" office:value="165">
            <text:p>165</text:p>
          </table:table-cell>
          <table:table-cell table:formula="of:=AVERAGE([.AK3:.AK83])" office:value-type="float" office:value="61.4567901234568">
            <text:p>61,4567901235</text:p>
          </table:table-cell>
          <table:table-cell office:value-type="float" office:value="10">
            <text:p>10</text:p>
          </table:table-cell>
          <table:table-cell table:formula="of:=AVERAGE([.AM3:.AM95])" office:value-type="float" office:value="80.258064516129">
            <text:p>80,2580645161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AVERAGE([.AR3:.AR133])" office:value-type="float" office:value="26.8702290076336">
            <text:p>26,8702290076</text:p>
          </table:table-cell>
          <table:table-cell office:value-type="float" office:value="6">
            <text:p>6</text:p>
          </table:table-cell>
          <table:table-cell table:formula="of:=AVERAGE([.AT3:.AT83])" office:value-type="float" office:value="8.96296296296296">
            <text:p>8,962962963</text:p>
          </table:table-cell>
          <table:table-cell office:value-type="float" office:value="2">
            <text:p>2</text:p>
          </table:table-cell>
          <table:table-cell table:formula="of:=AVERAGE([.AV3:.AV95])" office:value-type="float" office:value="15.6236559139785">
            <text:p>15,623655914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47">
            <text:p>47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3">
            <text:p>43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49">
            <text:p>4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70">
            <text:p>70</text:p>
          </table:table-cell>
          <table:table-cell table:number-columns-repeated="4"/>
          <table:table-cell office:value-type="float" office:value="39">
            <text:p>39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4">
            <text:p>54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88">
            <text:p>88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79">
            <text:p>79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93">
            <text:p>93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96">
            <text:p>96</text:p>
          </table:table-cell>
          <table:table-cell/>
          <table:table-cell office:value-type="float" office:value="108">
            <text:p>108</text:p>
          </table:table-cell>
          <table:table-cell/>
          <table:table-cell office:value-type="float" office:value="47">
            <text:p>47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88">
            <text:p>88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52">
            <text:p>52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89">
            <text:p>89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95">
            <text:p>9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float" office:value="31">
            <text:p>3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109">
            <text:p>109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float" office:value="33">
            <text:p>33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office:value-type="float" office:value="117">
            <text:p>117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41">
            <text:p>41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97">
            <text:p>97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float" office:value="41">
            <text:p>41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107">
            <text:p>107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67">
            <text:p>67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116">
            <text:p>116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44">
            <text:p>44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43">
            <text:p>143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28">
            <text:p>28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128">
            <text:p>128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45">
            <text:p>45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115">
            <text:p>11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42">
            <text:p>42</text:p>
          </table:table-cell>
          <table:table-cell table:number-columns-repeated="4"/>
          <table:table-cell office:value-type="float" office:value="30">
            <text:p>3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106">
            <text:p>106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33">
            <text:p>33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office:value-type="float" office:value="114">
            <text:p>114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3">
            <text:p>53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44">
            <text:p>44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136">
            <text:p>136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office:value-type="float" office:value="123">
            <text:p>123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68">
            <text:p>68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47">
            <text:p>47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70">
            <text:p>70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office:value-type="float" office:value="128">
            <text:p>128</text:p>
          </table:table-cell>
          <table:table-cell/>
          <table:table-cell office:value-type="float" office:value="74">
            <text:p>74</text:p>
          </table:table-cell>
          <table:table-cell/>
          <table:table-cell office:value-type="float" office:value="73">
            <text:p>73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39">
            <text:p>39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09">
            <text:p>109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67">
            <text:p>67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23">
            <text:p>123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41">
            <text:p>41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0">
            <text:p>70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191">
            <text:p>191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float" office:value="67">
            <text:p>67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37">
            <text:p>37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0">
            <text:p>70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102">
            <text:p>102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60">
            <text:p>60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42">
            <text:p>42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167">
            <text:p>167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66">
            <text:p>66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90">
            <text:p>90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55">
            <text:p>55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float" office:value="28">
            <text:p>28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office:value-type="float" office:value="71">
            <text:p>71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63">
            <text:p>63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30">
            <text:p>130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28">
            <text:p>28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86">
            <text:p>86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43">
            <text:p>43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office:value-type="float" office:value="67">
            <text:p>67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55">
            <text:p>55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43">
            <text:p>43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60">
            <text:p>60</text:p>
          </table:table-cell>
          <table:table-cell table:number-columns-repeated="3"/>
          <table:table-cell office:value-type="float" office:value="56">
            <text:p>56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70">
            <text:p>70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57">
            <text:p>57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39">
            <text:p>39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91">
            <text:p>91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66">
            <text:p>66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48">
            <text:p>48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104">
            <text:p>104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83">
            <text:p>83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66">
            <text:p>66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44">
            <text:p>44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107">
            <text:p>107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69">
            <text:p>69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29">
            <text:p>29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33">
            <text:p>133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43">
            <text:p>43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42">
            <text:p>42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98">
            <text:p>98</text:p>
          </table:table-cell>
          <table:table-cell/>
          <table:table-cell office:value-type="float" office:value="95">
            <text:p>95</text:p>
          </table:table-cell>
          <table:table-cell/>
          <table:table-cell office:value-type="float" office:value="64">
            <text:p>64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57">
            <text:p>57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77">
            <text:p>77</text:p>
          </table:table-cell>
          <table:table-cell table:number-columns-repeated="4"/>
          <table:table-cell office:value-type="float" office:value="30">
            <text:p>3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float" office:value="62">
            <text:p>62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77">
            <text:p>77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89">
            <text:p>89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79">
            <text:p>79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float" office:value="93">
            <text:p>93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46">
            <text:p>46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6">
            <text:p>16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78">
            <text:p>78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float" office:value="52">
            <text:p>52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60">
            <text:p>60</text:p>
          </table:table-cell>
          <table:table-cell table:number-columns-repeated="3"/>
          <table:table-cell office:value-type="float" office:value="93">
            <text:p>93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77">
            <text:p>77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79">
            <text:p>79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113">
            <text:p>113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65">
            <text:p>65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51">
            <text:p>51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99">
            <text:p>99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52">
            <text:p>52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52">
            <text:p>52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85">
            <text:p>85</text:p>
          </table:table-cell>
          <table:table-cell table:number-columns-repeated="4"/>
          <table:table-cell office:value-type="float" office:value="29">
            <text:p>29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63">
            <text:p>63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117">
            <text:p>117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99">
            <text:p>99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70">
            <text:p>70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112">
            <text:p>112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106">
            <text:p>106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75">
            <text:p>75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110">
            <text:p>11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15">
            <text:p>115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float" office:value="89">
            <text:p>89</text:p>
          </table:table-cell>
          <table:table-cell table:number-columns-repeated="4"/>
          <table:table-cell office:value-type="float" office:value="28">
            <text:p>2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float" office:value="51">
            <text:p>51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6">
            <text:p>16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102">
            <text:p>102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78">
            <text:p>78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65">
            <text:p>65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111">
            <text:p>111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97">
            <text:p>97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61">
            <text:p>61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91">
            <text:p>91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99">
            <text:p>99</text:p>
          </table:table-cell>
          <table:table-cell table:number-columns-repeated="4"/>
          <table:table-cell office:value-type="float" office:value="29">
            <text:p>29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56">
            <text:p>56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94">
            <text:p>94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88">
            <text:p>88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63">
            <text:p>63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112">
            <text:p>112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06">
            <text:p>106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66">
            <text:p>66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87">
            <text:p>87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float" office:value="98">
            <text:p>98</text:p>
          </table:table-cell>
          <table:table-cell table:number-columns-repeated="4"/>
          <table:table-cell office:value-type="float" office:value="29">
            <text:p>2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float" office:value="68">
            <text:p>68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52">
            <text:p>52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103">
            <text:p>103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69">
            <text:p>69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54">
            <text:p>54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72">
            <text:p>72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51">
            <text:p>51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108">
            <text:p>108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70">
            <text:p>70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75">
            <text:p>75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86">
            <text:p>86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56">
            <text:p>56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83">
            <text:p>83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80">
            <text:p>80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10">
            <text:p>210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75">
            <text:p>75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72">
            <text:p>72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121">
            <text:p>121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71">
            <text:p>71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87">
            <text:p>87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108">
            <text:p>108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86">
            <text:p>86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51">
            <text:p>51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137">
            <text:p>137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36">
            <text:p>136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00">
            <text:p>100</text:p>
          </table:table-cell>
          <table:table-cell table:number-columns-repeated="3"/>
          <table:table-cell office:value-type="float" office:value="55">
            <text:p>55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198">
            <text:p>198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82">
            <text:p>82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150">
            <text:p>150</text:p>
          </table:table-cell>
          <table:table-cell table:number-columns-repeated="3"/>
          <table:table-cell office:value-type="float" office:value="58">
            <text:p>58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124">
            <text:p>124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80">
            <text:p>480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55">
            <text:p>55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float" office:value="105">
            <text:p>105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71">
            <text:p>71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0">
            <text:p>100</text:p>
          </table:table-cell>
          <table:table-cell table:number-columns-repeated="3"/>
          <table:table-cell office:value-type="float" office:value="52">
            <text:p>52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126">
            <text:p>126</text:p>
          </table:table-cell>
          <table:table-cell table:number-columns-repeated="4"/>
          <table:table-cell office:value-type="float" office:value="28">
            <text:p>2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134">
            <text:p>134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82">
            <text:p>82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197">
            <text:p>197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143">
            <text:p>143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0">
            <text:p>100</text:p>
          </table:table-cell>
          <table:table-cell table:number-columns-repeated="3"/>
          <table:table-cell office:value-type="float" office:value="117">
            <text:p>117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209">
            <text:p>209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140">
            <text:p>140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0">
            <text:p>100</text:p>
          </table:table-cell>
          <table:table-cell table:number-columns-repeated="3"/>
          <table:table-cell office:value-type="float" office:value="107">
            <text:p>107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207">
            <text:p>207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61">
            <text:p>61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6">
            <text:p>16</text:p>
          </table:table-cell>
          <table:table-cell table:number-columns-repeated="3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94">
            <text:p>94</text:p>
          </table:table-cell>
          <table:table-cell/>
          <table:table-cell office:value-type="float" office:value="74">
            <text:p>74</text:p>
          </table:table-cell>
          <table:table-cell/>
          <table:table-cell office:value-type="float" office:value="97">
            <text:p>97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67">
            <text:p>67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office:value-type="float" office:value="105">
            <text:p>105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137">
            <text:p>137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office:value-type="float" office:value="124">
            <text:p>124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float" office:value="196">
            <text:p>196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37">
            <text:p>37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16">
            <text:p>116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51">
            <text:p>51</text:p>
          </table:table-cell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41">
            <text:p>41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74">
            <text:p>74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48">
            <text:p>48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84">
            <text:p>84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85">
            <text:p>85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24">
            <text:p>124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36">
            <text:p>36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float" office:value="78">
            <text:p>78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51">
            <text:p>51</text:p>
          </table:table-cell>
          <table:table-cell table:number-columns-repeated="4"/>
          <table:table-cell office:value-type="float" office:value="29">
            <text:p>29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36">
            <text:p>36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72">
            <text:p>72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72">
            <text:p>72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79">
            <text:p>79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71">
            <text:p>71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112">
            <text:p>112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5"/>
          <table:table-cell office:value-type="float" office:value="140">
            <text:p>140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69">
            <text:p>69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74">
            <text:p>74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office:value-type="float" office:value="28">
            <text:p>28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70">
            <text:p>70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85">
            <text:p>85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77">
            <text:p>77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34">
            <text:p>134</text:p>
          </table:table-cell>
          <table:table-cell table:number-columns-repeated="4"/>
          <table:table-cell office:value-type="float" office:value="28">
            <text:p>28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46">
            <text:p>46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3"/>
          <table:table-cell office:value-type="float" office:value="69">
            <text:p>69</text:p>
          </table:table-cell>
          <table:table-cell table:number-columns-repeated="4"/>
          <table:table-cell office:value-type="float" office:value="26">
            <text:p>26</text:p>
          </table:table-cell>
          <table:table-cell table:number-columns-repeated="3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/>
          <table:table-cell office:value-type="float" office:value="52">
            <text:p>52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63">
            <text:p>63</text:p>
          </table:table-cell>
          <table:table-cell table:number-columns-repeated="3"/>
          <table:table-cell office:value-type="float" office:value="69">
            <text:p>69</text:p>
          </table:table-cell>
          <table:table-cell table:number-columns-repeated="4"/>
          <table:table-cell office:value-type="float" office:value="26">
            <text:p>26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float" office:value="50">
            <text:p>50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/>
          <table:table-cell office:value-type="float" office:value="61">
            <text:p>61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3"/>
          <table:table-cell office:value-type="float" office:value="65">
            <text:p>65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4"/>
          <table:table-cell office:value-type="float" office:value="30">
            <text:p>30</text:p>
          </table:table-cell>
          <table:table-cell table:number-columns-repeated="3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2"/>
          <table:table-cell office:value-type="float" office:value="51">
            <text:p>51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3"/>
          <table:table-cell office:value-type="float" office:value="73">
            <text:p>73</text:p>
          </table:table-cell>
          <table:table-cell table:number-columns-repeated="3"/>
          <table:table-cell office:value-type="float" office:value="63">
            <text:p>63</text:p>
          </table:table-cell>
          <table:table-cell table:number-columns-repeated="4"/>
          <table:table-cell office:value-type="float" office:value="26">
            <text:p>26</text:p>
          </table:table-cell>
          <table:table-cell table:number-columns-repeated="3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2"/>
          <table:table-cell office:value-type="float" office:value="68">
            <text:p>68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01">
            <text:p>101</text:p>
          </table:table-cell>
          <table:table-cell table:number-columns-repeated="3"/>
          <table:table-cell office:value-type="float" office:value="56">
            <text:p>56</text:p>
          </table:table-cell>
          <table:table-cell table:number-columns-repeated="4"/>
          <table:table-cell office:value-type="float" office:value="26">
            <text:p>26</text:p>
          </table:table-cell>
          <table:table-cell table:number-columns-repeated="3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30">
            <text:p>30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14">
            <text:p>114</text:p>
          </table:table-cell>
          <table:table-cell table:number-columns-repeated="3"/>
          <table:table-cell office:value-type="float" office:value="53">
            <text:p>53</text:p>
          </table:table-cell>
          <table:table-cell table:number-columns-repeated="4"/>
          <table:table-cell office:value-type="float" office:value="28">
            <text:p>28</text:p>
          </table:table-cell>
          <table:table-cell table:number-columns-repeated="3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2"/>
          <table:table-cell office:value-type="float" office:value="67">
            <text:p>67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3"/>
          <table:table-cell office:value-type="float" office:value="54">
            <text:p>54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3"/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float" office:value="80">
            <text:p>80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2"/>
          <table:table-cell office:value-type="float" office:value="71">
            <text:p>71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3"/>
          <table:table-cell office:value-type="float" office:value="52">
            <text:p>52</text:p>
          </table:table-cell>
          <table:table-cell table:number-columns-repeated="4"/>
          <table:table-cell office:value-type="float" office:value="26">
            <text:p>26</text:p>
          </table:table-cell>
          <table:table-cell table:number-columns-repeated="3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2"/>
          <table:table-cell office:value-type="float" office:value="106">
            <text:p>106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69">
            <text:p>169</text:p>
          </table:table-cell>
          <table:table-cell table:number-columns-repeated="3"/>
          <table:table-cell office:value-type="float" office:value="58">
            <text:p>58</text:p>
          </table:table-cell>
          <table:table-cell table:number-columns-repeated="4"/>
          <table:table-cell office:value-type="float" office:value="26">
            <text:p>26</text:p>
          </table:table-cell>
          <table:table-cell table:number-columns-repeated="3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56">
            <text:p>56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75">
            <text:p>75</text:p>
          </table:table-cell>
          <table:table-cell table:number-columns-repeated="3"/>
          <table:table-cell office:value-type="float" office:value="52">
            <text:p>52</text:p>
          </table:table-cell>
          <table:table-cell table:number-columns-repeated="4"/>
          <table:table-cell office:value-type="float" office:value="26">
            <text:p>26</text:p>
          </table:table-cell>
          <table:table-cell table:number-columns-repeated="3"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40">
            <text:p>40</text:p>
          </table:table-cell>
          <table:table-cell table:number-columns-repeated="8"/>
          <table:table-cell office:value-type="float" office:value="49">
            <text:p>49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63">
            <text:p>63</text:p>
          </table:table-cell>
          <table:table-cell table:number-columns-repeated="3"/>
          <table:table-cell office:value-type="float" office:value="54">
            <text:p>54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3"/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55">
            <text:p>55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84">
            <text:p>84</text:p>
          </table:table-cell>
          <table:table-cell table:number-columns-repeated="3"/>
          <table:table-cell office:value-type="float" office:value="54">
            <text:p>54</text:p>
          </table:table-cell>
          <table:table-cell table:number-columns-repeated="4"/>
          <table:table-cell office:value-type="float" office:value="26">
            <text:p>26</text:p>
          </table:table-cell>
          <table:table-cell table:number-columns-repeated="3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56">
            <text:p>56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78">
            <text:p>78</text:p>
          </table:table-cell>
          <table:table-cell table:number-columns-repeated="8"/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6">
            <text:p>46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3">
            <text:p>63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52">
            <text:p>52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89">
            <text:p>89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7">
            <text:p>47</text:p>
          </table:table-cell>
          <table:table-cell table:number-columns-repeated="6"/>
          <table:table-cell office:value-type="float" office:value="26">
            <text:p>26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3">
            <text:p>63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9">
            <text:p>49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4">
            <text:p>64</text:p>
          </table:table-cell>
          <table:table-cell table:number-columns-repeated="8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8">
            <text:p>48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8">
            <text:p>68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51">
            <text:p>51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90">
            <text:p>90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51">
            <text:p>51</text:p>
          </table:table-cell>
          <table:table-cell table:number-columns-repeated="6"/>
          <table:table-cell office:value-type="float" office:value="22">
            <text:p>22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5">
            <text:p>65</text:p>
          </table:table-cell>
          <table:table-cell table:number-columns-repeated="8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54">
            <text:p>54</text:p>
          </table:table-cell>
          <table:table-cell table:number-columns-repeated="6"/>
          <table:table-cell office:value-type="float" office:value="23">
            <text:p>23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4">
            <text:p>64</text:p>
          </table:table-cell>
          <table:table-cell table:number-columns-repeated="8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8">
            <text:p>48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5">
            <text:p>65</text:p>
          </table:table-cell>
          <table:table-cell table:number-columns-repeated="8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8">
            <text:p>48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6">
            <text:p>66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52">
            <text:p>52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5">
            <text:p>65</text:p>
          </table:table-cell>
          <table:table-cell table:number-columns-repeated="8"/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8">
            <text:p>48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5">
            <text:p>65</text:p>
          </table:table-cell>
          <table:table-cell table:number-columns-repeated="8"/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9">
            <text:p>49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72">
            <text:p>72</text:p>
          </table:table-cell>
          <table:table-cell table:number-columns-repeated="8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8">
            <text:p>48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6">
            <text:p>66</text:p>
          </table:table-cell>
          <table:table-cell table:number-columns-repeated="8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54">
            <text:p>54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6">
            <text:p>66</text:p>
          </table:table-cell>
          <table:table-cell table:number-columns-repeated="8"/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7">
            <text:p>47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7">
            <text:p>67</text:p>
          </table:table-cell>
          <table:table-cell table:number-columns-repeated="8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50">
            <text:p>50</text:p>
          </table:table-cell>
          <table:table-cell table:number-columns-repeated="6"/>
          <table:table-cell office:value-type="float" office:value="21">
            <text:p>21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7">
            <text:p>67</text:p>
          </table:table-cell>
          <table:table-cell table:number-columns-repeated="8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8">
            <text:p>48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6">
            <text:p>66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8">
            <text:p>48</text:p>
          </table:table-cell>
          <table:table-cell table:number-columns-repeated="6"/>
          <table:table-cell office:value-type="float" office:value="23">
            <text:p>23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5">
            <text:p>65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9">
            <text:p>49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84">
            <text:p>84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8">
            <text:p>48</text:p>
          </table:table-cell>
          <table:table-cell table:number-columns-repeated="6"/>
          <table:table-cell office:value-type="float" office:value="21">
            <text:p>21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6">
            <text:p>66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9">
            <text:p>49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6">
            <text:p>66</text:p>
          </table:table-cell>
          <table:table-cell table:number-columns-repeated="8"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7">
            <text:p>47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7">
            <text:p>67</text:p>
          </table:table-cell>
          <table:table-cell table:number-columns-repeated="8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9">
            <text:p>49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7">
            <text:p>67</text:p>
          </table:table-cell>
          <table:table-cell table:number-columns-repeated="8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50">
            <text:p>50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7">
            <text:p>67</text:p>
          </table:table-cell>
          <table:table-cell table:number-columns-repeated="8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48">
            <text:p>48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7">
            <text:p>67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  <table:table-cell office:value-type="float" office:value="48">
            <text:p>48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88">
            <text:p>88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  <table:table-cell office:value-type="float" office:value="48">
            <text:p>48</text:p>
          </table:table-cell>
          <table:table-cell table:number-columns-repeated="6"/>
          <table:table-cell office:value-type="float" office:value="25">
            <text:p>25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8">
            <text:p>68</text:p>
          </table:table-cell>
          <table:table-cell table:number-columns-repeated="8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  <table:table-cell office:value-type="float" office:value="51">
            <text:p>51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6">
            <text:p>66</text:p>
          </table:table-cell>
          <table:table-cell table:number-columns-repeated="8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  <table:table-cell office:value-type="float" office:value="47">
            <text:p>47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66">
            <text:p>66</text:p>
          </table:table-cell>
          <table:table-cell table:number-columns-repeated="8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  <table:table-cell office:value-type="float" office:value="51">
            <text:p>51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76">
            <text:p>76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  <table:table-cell office:value-type="float" office:value="58">
            <text:p>58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77">
            <text:p>77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10"/>
          <table:table-cell office:value-type="float" office:value="49">
            <text:p>49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75">
            <text:p>75</text:p>
          </table:table-cell>
          <table:table-cell table:number-columns-repeated="8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  <table:table-cell office:value-type="float" office:value="59">
            <text:p>59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7"/>
          <table:table-cell office:value-type="float" office:value="30">
            <text:p>30</text:p>
          </table:table-cell>
          <table:table-cell table:number-columns-repeated="7"/>
          <table:table-cell office:value-type="float" office:value="85">
            <text:p>85</text:p>
          </table:table-cell>
          <table:table-cell table:number-columns-repeated="8"/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  <table:table-cell office:value-type="float" office:value="38">
            <text:p>38</text:p>
          </table:table-cell>
          <table:table-cell table:number-columns-repeated="6"/>
          <table:table-cell office:value-type="float" office:value="24">
            <text:p>24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55">
            <text:p>55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  <table:table-cell office:value-type="float" office:value="40">
            <text:p>40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57">
            <text:p>57</text:p>
          </table:table-cell>
          <table:table-cell table:number-columns-repeated="8"/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7"/>
          <table:table-cell office:value-type="float" office:value="52">
            <text:p>52</text:p>
          </table:table-cell>
          <table:table-cell table:number-columns-repeated="8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8"/>
        </table:table-row>
      </table:table>
      <table:table table:name="Full Decomposition Uni" table:style-name="ta1">
        <table:shapes>
          <draw:frame draw:z-index="0" draw:style-name="gr1" svg:width="15.999cm" svg:height="8.999cm" svg:x="0cm" svg:y="3.967cm">
            <draw:object draw:notify-on-update-of-ranges="'Full Decomposition Uni'.A3:'Full Decomposition Uni'.A3 'Full Decomposition Uni'.A4:'Full Decomposition Uni'.A84 'Full Decomposition Uni'.B3:'Full Decomposition Uni'.B3 'Full Decomposition Uni'.B4:'Full Decomposition Uni'.B84 'Full Decomposition Uni'.C3:'Full Decomposition Uni'.C3 'Full Decomposition Uni'.C4:'Full Decomposition Uni'.C8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5.999cm" svg:height="8.999cm" svg:x="16.913cm" svg:y="10.397cm">
            <draw:object draw:notify-on-update-of-ranges="'Full Decomposition Uni'.F3:'Full Decomposition Uni'.F3 'Full Decomposition Uni'.F4:'Full Decomposition Uni'.F134 'Full Decomposition Uni'.G3:'Full Decomposition Uni'.G3 'Full Decomposition Uni'.G4:'Full Decomposition Uni'.G134 'Full Decomposition Uni'.H3:'Full Decomposition Uni'.H3 'Full Decomposition Uni'.H4:'Full Decomposition Uni'.H13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5.999cm" svg:height="8.999cm" svg:x="29.452cm" svg:y="2.053cm">
            <draw:object draw:notify-on-update-of-ranges="'Full Decomposition Uni'.K3:'Full Decomposition Uni'.K3 'Full Decomposition Uni'.K4:'Full Decomposition Uni'.K96 'Full Decomposition Uni'.L3:'Full Decomposition Uni'.L3 'Full Decomposition Uni'.L4:'Full Decomposition Uni'.L96 'Full Decomposition Uni'.M3:'Full Decomposition Uni'.M3 'Full Decomposition Uni'.M4:'Full Decomposition Uni'.M9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3">
          <table:table-cell office:value-type="string">
            <text:p>Full Decomposition</text:p>
          </table:table-cell>
          <table:table-cell/>
          <table:table-cell office:value-type="string">
            <text:p>497x539</text:p>
          </table:table-cell>
          <table:table-cell office:value-type="float" office:value="0.025">
            <text:p>0,025</text:p>
          </table:table-cell>
          <table:table-cell table:number-columns-repeated="3"/>
          <table:table-cell office:value-type="string">
            <text:p>1984 X 1984</text:p>
          </table:table-cell>
          <table:table-cell office:value-type="float" office:value="0.05">
            <text:p>0,05</text:p>
          </table:table-cell>
          <table:table-cell table:number-columns-repeated="3"/>
          <table:table-cell office:value-type="string">
            <text:p>497x539</text:p>
          </table:table-cell>
          <table:table-cell office:value-type="float" office:value="0.025">
            <text:p>0,025</text:p>
          </table:table-cell>
          <table:table-cell/>
          <table:table-cell table:formula="of:=497*539" office:value-type="float" office:value="267883">
            <text:p>267883</text:p>
          </table:table-cell>
          <table:table-cell/>
        </table:table-row>
        <table:table-row table:style-name="ro3">
          <table:table-cell office:value-type="string">
            <text:p>Mapping tunnel</text:p>
          </table:table-cell>
          <table:table-cell/>
          <table:table-cell office:value-type="string">
            <text:p>1616 X 822</text:p>
          </table:table-cell>
          <table:table-cell table:number-columns-repeated="2"/>
          <table:table-cell office:value-type="string">
            <text:p>Parking Lot</text:p>
          </table:table-cell>
          <table:table-cell/>
          <table:table-cell office:value-type="string">
            <text:p>1984 X 1984</text:p>
          </table:table-cell>
          <table:table-cell table:number-columns-repeated="2"/>
          <table:table-cell office:value-type="string">
            <text:p>Center Mapping</text:p>
          </table:table-cell>
          <table:table-cell/>
          <table:table-cell office:value-type="string">
            <text:p>2248 X 1423</text:p>
          </table:table-cell>
          <table:table-cell table:number-columns-repeated="2"/>
          <table:table-cell table:formula="of:=2248 * 1423" office:value-type="float" office:value="3198904">
            <text:p>3198904</text:p>
          </table:table-cell>
          <table:table-cell table:formula="of:=[.P2]/[.P1]" office:value-type="float" office:value="11.9414221880448">
            <text:p>11,941422188</text:p>
          </table:table-cell>
        </table:table-row>
        <table:table-row table:style-name="ro1">
          <table:table-cell office:value-type="string">
            <text:p>pre dec</text:p>
          </table:table-cell>
          <table:table-cell office:value-type="string">
            <text:p>dec</text:p>
          </table:table-cell>
          <table:table-cell office:value-type="string">
            <text:p>paint</text:p>
          </table:table-cell>
          <table:table-cell office:value-type="string">
            <text:p>total</text:p>
          </table:table-cell>
          <table:table-cell/>
          <table:table-cell office:value-type="string">
            <text:p>pre dec</text:p>
          </table:table-cell>
          <table:table-cell office:value-type="string">
            <text:p>dec</text:p>
          </table:table-cell>
          <table:table-cell office:value-type="string">
            <text:p>paint</text:p>
          </table:table-cell>
          <table:table-cell office:value-type="string">
            <text:p>total</text:p>
          </table:table-cell>
          <table:table-cell/>
          <table:table-cell office:value-type="string">
            <text:p>pre dec</text:p>
          </table:table-cell>
          <table:table-cell office:value-type="string">
            <text:p>dec</text:p>
          </table:table-cell>
          <table:table-cell office:value-type="string">
            <text:p>paint</text:p>
          </table:table-cell>
          <table:table-cell office:value-type="string">
            <text:p>total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/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/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/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/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/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/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/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/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/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/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/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/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/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/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/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/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/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/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/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/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/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/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/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/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/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/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/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/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/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/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/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/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/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/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/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/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/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/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9">
            <text:p>9</text:p>
          </table:table-cell>
          <table:table-cell office:value-type="float" office:value="35">
            <text:p>35</text:p>
          </table:table-cell>
          <table:table-cell/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/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/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/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/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/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/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/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/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/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/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/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/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/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/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/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/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/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/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/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/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  <table:table-cell office:value-type="float" office:value="41">
            <text:p>41</text:p>
          </table:table-cell>
          <table:table-cell/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/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/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/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/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/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/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/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/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float" office:value="11">
            <text:p>11</text:p>
          </table:table-cell>
          <table:table-cell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/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/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/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/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/>
          <table:table-cell office:value-type="float" office:value="12">
            <text:p>12</text:p>
          </table:table-cell>
          <table:table-cell office:value-type="float" office:value="107">
            <text:p>107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/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/>
          <table:table-cell office:value-type="float" office:value="14">
            <text:p>14</text:p>
          </table:table-cell>
          <table:table-cell office:value-type="float" office:value="119">
            <text:p>119</text:p>
          </table:table-cell>
          <table:table-cell office:value-type="float" office:value="13">
            <text:p>13</text:p>
          </table:table-cell>
          <table:table-cell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/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/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/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/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/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/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/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/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/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/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/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/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/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/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/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table:number-columns-repeated="3"/>
        </table:table-row>
        <table:table-row table:style-name="ro1">
          <table:table-cell table:formula="of:=AVERAGE([.A4:.A84])" office:value-type="float" office:value="5.02469135802469">
            <text:p>5,024691358</text:p>
          </table:table-cell>
          <table:table-cell table:formula="of:=AVERAGE([.B4:.B84])" office:value-type="float" office:value="31.4444444444444">
            <text:p>31,4444444444</text:p>
          </table:table-cell>
          <table:table-cell table:formula="of:=AVERAGE([.C4:.C84])" office:value-type="float" office:value="3.7283950617284">
            <text:p>3,7283950617</text:p>
          </table:table-cell>
          <table:table-cell table:formula="of:=AVERAGE([.D4:.D84])" office:value-type="float" office:value="40.1851851851852">
            <text:p>40,1851851852</text:p>
          </table:table-cell>
          <table:table-cell/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/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/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/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/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office:value-type="float" office:value="114">
            <text:p>114</text:p>
          </table:table-cell>
          <table:table-cell/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/>
          <table:table-cell table:number-columns-repeated="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/>
          <table:table-cell table:formula="of:=AVERAGE([.K4:.K96])" office:value-type="float" office:value="10.1505376344086">
            <text:p>10,1505376344</text:p>
          </table:table-cell>
          <table:table-cell table:formula="of:=AVERAGE([.L4:.L96])" office:value-type="float" office:value="35.6236559139785">
            <text:p>35,623655914</text:p>
          </table:table-cell>
          <table:table-cell table:formula="of:=AVERAGE([.M4:.M96])" office:value-type="float" office:value="6.60215053763441">
            <text:p>6,6021505376</text:p>
          </table:table-cell>
          <table:table-cell table:formula="of:=AVERAGE([.N4:.N96])" office:value-type="float" office:value="52.4516129032258">
            <text:p>52,45161290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/>
          <table:table-cell table:formula="of:=AVERAGE([.K80:.K96])" office:value-type="float" office:value="14.6470588235294">
            <text:p>14,6470588235</text:p>
          </table:table-cell>
          <table:table-cell table:formula="of:=AVERAGE([.L80:.L96])" office:value-type="float" office:value="25.4705882352941">
            <text:p>25,4705882353</text:p>
          </table:table-cell>
          <table:table-cell table:number-columns-repeated="5"/>
        </table:table-row>
        <table:table-row table:style-name="ro1">
          <table:table-cell table:number-columns-repeated="5"/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.F4:.F134])" office:value-type="float" office:value="18.587786259542">
            <text:p>18,5877862595</text:p>
          </table:table-cell>
          <table:table-cell table:formula="of:=AVERAGE([.G4:.G134])" office:value-type="float" office:value="29.7786259541985">
            <text:p>29,7786259542</text:p>
          </table:table-cell>
          <table:table-cell table:formula="of:=AVERAGE([.H4:.H134])" office:value-type="float" office:value="9.48091603053435">
            <text:p>9,4809160305</text:p>
          </table:table-cell>
          <table:table-cell table:formula="of:=AVERAGE([.I4:.I134])" office:value-type="float" office:value="57.9007633587786">
            <text:p>57,9007633588</text:p>
          </table:table-cell>
          <table:table-cell table:number-columns-repeated="8"/>
        </table:table-row>
      </table:table>
      <table:table table:name="Full Decomp Home" table:style-name="ta1">
        <table:shapes>
          <draw:frame draw:z-index="0" draw:style-name="gr1" svg:width="9.389cm" svg:height="8.927cm" svg:x="10.903cm" svg:y="1.903cm">
            <draw:object draw:notify-on-update-of-ranges="'Full Decomp Home'.F3:'Full Decomp Home'.F3 'Full Decomp Home'.F4:'Full Decomp Home'.F134 'Full Decomp Home'.G3:'Full Decomp Home'.G3 'Full Decomp Home'.G4:'Full Decomp Home'.G134 'Full Decomp Home'.H3:'Full Decomp Home'.H3 'Full Decomp Home'.H4:'Full Decomp Home'.H13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12.252cm" svg:height="9.005cm" svg:x="21.559cm" svg:y="1.949cm">
            <draw:object draw:notify-on-update-of-ranges="'Full Decomp Home'.K3:'Full Decomp Home'.K3 'Full Decomp Home'.K4:'Full Decomp Home'.K96 'Full Decomp Home'.L3:'Full Decomp Home'.L3 'Full Decomp Home'.L4:'Full Decomp Home'.L96 'Full Decomp Home'.M3:'Full Decomp Home'.M3 'Full Decomp Home'.M4:'Full Decomp Home'.M9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9.83cm" svg:height="8.866cm" svg:x="0.33cm" svg:y="1.709cm">
            <draw:object draw:notify-on-update-of-ranges="'Full Decomp Home'.A3:'Full Decomp Home'.A3 'Full Decomp Home'.A4:'Full Decomp Home'.A84 'Full Decomp Home'.B3:'Full Decomp Home'.B3 'Full Decomp Home'.B4:'Full Decomp Home'.B84 'Full Decomp Home'.C3:'Full Decomp Home'.C3 'Full Decomp Home'.C4:'Full Decomp Home'.C8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3">
          <table:table-cell office:value-type="string">
            <text:p>Full Decomposition</text:p>
          </table:table-cell>
          <table:table-cell table:number-columns-repeated="13"/>
        </table:table-row>
        <table:table-row table:style-name="ro3">
          <table:table-cell office:value-type="string">
            <text:p>Mapping tunnel</text:p>
          </table:table-cell>
          <table:table-cell table:number-columns-repeated="4"/>
          <table:table-cell office:value-type="string">
            <text:p>Parking Lot</text:p>
          </table:table-cell>
          <table:table-cell table:number-columns-repeated="4"/>
          <table:table-cell office:value-type="string">
            <text:p>Center Mapping</text:p>
          </table:table-cell>
          <table:table-cell table:number-columns-repeated="3"/>
        </table:table-row>
        <table:table-row table:style-name="ro3">
          <table:table-cell office:value-type="string">
            <text:p>paint</text:p>
          </table:table-cell>
          <table:table-cell office:value-type="string">
            <text:p>pre dec</text:p>
          </table:table-cell>
          <table:table-cell office:value-type="string">
            <text:p>dec</text:p>
          </table:table-cell>
          <table:table-cell office:value-type="string">
            <text:p>total</text:p>
          </table:table-cell>
          <table:table-cell/>
          <table:table-cell office:value-type="string">
            <text:p>paint</text:p>
          </table:table-cell>
          <table:table-cell office:value-type="string">
            <text:p>pre dec </text:p>
          </table:table-cell>
          <table:table-cell office:value-type="string">
            <text:p>dec</text:p>
          </table:table-cell>
          <table:table-cell office:value-type="string">
            <text:p>total</text:p>
          </table:table-cell>
          <table:table-cell/>
          <table:table-cell office:value-type="string">
            <text:p>paint</text:p>
          </table:table-cell>
          <table:table-cell office:value-type="string">
            <text:p>pre dec</text:p>
          </table:table-cell>
          <table:table-cell office:value-type="string">
            <text:p>dec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office:value-type="float" office:value="171">
            <text:p>171</text:p>
          </table:table-cell>
          <table:table-cell/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114">
            <text:p>11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  <table:table-cell office:value-type="float" office:value="127">
            <text:p>127</text:p>
          </table:table-cell>
          <table:table-cell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110">
            <text:p>110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117">
            <text:p>117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96">
            <text:p>96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108">
            <text:p>108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8">
            <text:p>108</text:p>
          </table:table-cell>
          <table:table-cell office:value-type="float" office:value="143">
            <text:p>143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92">
            <text:p>92</text:p>
          </table:table-cell>
          <table:table-cell office:value-type="float" office:value="129">
            <text:p>129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107">
            <text:p>107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/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89">
            <text:p>89</text:p>
          </table:table-cell>
          <table:table-cell office:value-type="float" office:value="126">
            <text:p>126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/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/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55">
            <text:p>155</text:p>
          </table:table-cell>
          <table:table-cell office:value-type="float" office:value="196">
            <text:p>196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15">
            <text:p>115</text:p>
          </table:table-cell>
          <table:table-cell office:value-type="float" office:value="152">
            <text:p>152</text:p>
          </table:table-cell>
          <table:table-cell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/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/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/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/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/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/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99">
            <text:p>99</text:p>
          </table:table-cell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/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110">
            <text:p>110</text:p>
          </table:table-cell>
          <table:table-cell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  <table:table-cell office:value-type="float" office:value="104">
            <text:p>104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107">
            <text:p>107</text:p>
          </table:table-cell>
          <table:table-cell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77">
            <text:p>77</text:p>
          </table:table-cell>
          <table:table-cell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/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/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/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/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87">
            <text:p>87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/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/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118">
            <text:p>118</text:p>
          </table:table-cell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/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130">
            <text:p>130</text:p>
          </table:table-cell>
          <table:table-cell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116">
            <text:p>116</text:p>
          </table:table-cell>
          <table:table-cell/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/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03">
            <text:p>103</text:p>
          </table:table-cell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114">
            <text:p>114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/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/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79">
            <text:p>79</text:p>
          </table:table-cell>
          <table:table-cell/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/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88">
            <text:p>8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89">
            <text:p>89</text:p>
          </table:table-cell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17">
            <text:p>11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/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73">
            <text:p>173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/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/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01">
            <text:p>101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/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/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93">
            <text:p>193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120">
            <text:p>120</text:p>
          </table:table-cell>
          <table:table-cell/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77">
            <text:p>177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/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/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80">
            <text:p>18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/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/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03">
            <text:p>103</text:p>
          </table:table-cell>
          <table:table-cell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6">
            <text:p>7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float" office:value="123">
            <text:p>123</text:p>
          </table:table-cell>
          <table:table-cell/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77">
            <text:p>177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122">
            <text:p>122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/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/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/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/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/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/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/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/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7">
            <text:p>10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formula="of:=AVERAGE([.A4:.A84])" office:value-type="float" office:value="5">
            <text:p>5</text:p>
          </table:table-cell>
          <table:table-cell table:formula="of:=AVERAGE([.B4:.B84])" office:value-type="float" office:value="9.46913580246914">
            <text:p>9,4691358025</text:p>
          </table:table-cell>
          <table:table-cell table:formula="of:=AVERAGE([.C4:.C84])" office:value-type="float" office:value="51.2098765432099">
            <text:p>51,2098765432</text:p>
          </table:table-cell>
          <table:table-cell table:formula="of:=AVERAGE([.D4:.D84])" office:value-type="float" office:value="65.7407407407407">
            <text:p>65,7407407407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/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101">
            <text:p>101</text:p>
          </table:table-cell>
          <table:table-cell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23">
            <text:p>2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104">
            <text:p>104</text:p>
          </table:table-cell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109">
            <text:p>109</text:p>
          </table:table-cell>
          <table:table-cell/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29">
            <text:p>129</text:p>
          </table:table-cell>
          <table:table-cell office:value-type="float" office:value="171">
            <text:p>171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83">
            <text:p>83</text:p>
          </table:table-cell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/>
          <table:table-cell table:formula="of:=AVERAGE([.K4:.K96])" office:value-type="float" office:value="8.86021505376344">
            <text:p>8,8602150538</text:p>
          </table:table-cell>
          <table:table-cell table:formula="of:=AVERAGE([.L4:.L96])" office:value-type="float" office:value="18">
            <text:p>18</text:p>
          </table:table-cell>
          <table:table-cell table:formula="of:=AVERAGE([.M4:.M96])" office:value-type="float" office:value="59.1720430107527">
            <text:p>59,1720430108</text:p>
          </table:table-cell>
          <table:table-cell table:formula="of:=AVERAGE([.N4:.N96])" office:value-type="float" office:value="86">
            <text:p>86</text:p>
          </table:table-cell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AVERAGE([.F4:.F134])" office:value-type="float" office:value="10.8702290076336">
            <text:p>10,8702290076</text:p>
          </table:table-cell>
          <table:table-cell table:formula="of:=AVERAGE([.G4:.G134])" office:value-type="float" office:value="28.2137404580153">
            <text:p>28,213740458</text:p>
          </table:table-cell>
          <table:table-cell table:formula="of:=AVERAGE([.H4:.H134])" office:value-type="float" office:value="46.9007633587786">
            <text:p>46,9007633588</text:p>
          </table:table-cell>
          <table:table-cell table:formula="of:=AVERAGE([.I4:.I134])" office:value-type="float" office:value="86.0152671755725">
            <text:p>86,0152671756</text:p>
          </table:table-cell>
          <table:table-cell table:number-columns-repeated="5"/>
        </table:table-row>
        <table:table-row table:style-name="ro1" table:number-rows-repeated="104844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izar </meta:initial-creator>
    <meta:creation-date>2016-06-04T22:27:24</meta:creation-date>
    <dc:date>2016-06-18T09:38:15</dc:date>
    <dc:creator>unizar </dc:creator>
    <meta:editing-duration>P10DT23H20M22S</meta:editing-duration>
    <meta:editing-cycles>18</meta:editing-cycles>
    <meta:generator>LibreOffice/3.5$Linux_X86_64 LibreOffice_project/350m1$Build-2</meta:generator>
    <meta:document-statistic meta:table-count="3" meta:cell-count="457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1cm" svg:y="0.316cm" chart:style-name="ch2">
          <text:p>En casa</text:p>
        </chart:title>
        <chart:legend chart:legend-position="end" svg:x="48.557cm" svg:y="20.884cm" style:legend-expansion="high" chart:style-name="ch3"/>
        <chart:plot-area chart:style-name="ch4" table:cell-range-address="Sheet1.C2:Sheet1.C122 Sheet1.I2:Sheet1.I92 Sheet1.G2:Sheet1.G81 Sheet1.A2:Sheet1.A122 Sheet1.E2:Sheet1.E81" chart:data-source-has-labels="row" svg:x="0.77cm" svg:y="1.635cm" svg:width="15.23cm" svg:height="6.765cm">
          <chartooo:coordinate-region svg:x="1.391cm" svg:y="1.834cm" svg:width="14.423cm" svg:height="5.9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22" chart:label-cell-address="Sheet1.C2:Sheet1.C2" chart:class="chart:line">
            <chart:data-point/>
          </chart:series>
          <chart:series chart:style-name="ch8" chart:values-cell-range-address="Sheet1.I3:Sheet1.I92" chart:label-cell-address="Sheet1.I2:Sheet1.I2" chart:class="chart:line">
            <chart:data-point/>
          </chart:series>
          <chart:series chart:style-name="ch9" chart:values-cell-range-address="Sheet1.G3:Sheet1.G81" chart:label-cell-address="Sheet1.G2:Sheet1.G2" chart:class="chart:line">
            <chart:data-point/>
          </chart:series>
          <chart:series chart:style-name="ch10" chart:values-cell-range-address="Sheet1.A3:Sheet1.A122" chart:label-cell-address="Sheet1.A2:Sheet1.A2" chart:class="chart:line">
            <chart:data-point/>
          </chart:series>
          <chart:series chart:style-name="ch11" chart:values-cell-range-address="Sheet1.E3:Sheet1.E81" chart:label-cell-address="Sheet1.E2:Sheet1.E2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2:Sheet1.C2</svg:desc>
                </draw:g>
              </table:table-cell>
              <table:table-cell office:value-type="string">
                <text:p/>
                <draw:g>
                  <svg:desc>Sheet1.I2:Sheet1.I2</svg:desc>
                </draw:g>
              </table:table-cell>
              <table:table-cell office:value-type="string">
                <text:p/>
                <draw:g>
                  <svg:desc>Sheet1.G2:Sheet1.G2</svg:desc>
                </draw:g>
              </table:table-cell>
              <table:table-cell office:value-type="string">
                <text:p/>
                <draw:g>
                  <svg:desc>Sheet1.A2:Sheet1.A2</svg:desc>
                </draw:g>
              </table:table-cell>
              <table:table-cell office:value-type="string">
                <text:p/>
                <draw:g>
                  <svg:desc>Sheet1.E2:Sheet1.E2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21cm" xlink:href=".." xlink:type="simple" chart:class="chart:line" chart:style-name="ch1">
        <chart:title svg:x="7.056cm" svg:y="0.316cm" chart:style-name="ch2">
          <text:p>En la uni</text:p>
        </chart:title>
        <chart:legend chart:legend-position="end" svg:x="12.22cm" svg:y="3.713cm" style:legend-expansion="high" chart:style-name="ch3"/>
        <chart:plot-area chart:style-name="ch4" table:cell-range-address="Sheet1.AA2:Sheet1.AA133 Sheet1.AC2:Sheet1.AC83 Sheet1.AE2:Sheet1.AE93" chart:data-source-has-labels="row" svg:x="0.769cm" svg:y="1.635cm" svg:width="10.813cm" svg:height="6.786cm">
          <chartooo:coordinate-region svg:x="1.576cm" svg:y="1.834cm" svg:width="9.876cm" svg:height="5.54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A3:Sheet1.AA133" chart:label-cell-address="Sheet1.AA2:Sheet1.AA2" chart:class="chart:line">
            <chart:data-point chart:repeated="131"/>
          </chart:series>
          <chart:series chart:style-name="ch8" chart:values-cell-range-address="Sheet1.AC3:Sheet1.AC83" chart:label-cell-address="Sheet1.AC2:Sheet1.AC2" chart:class="chart:line">
            <chart:data-point chart:repeated="81"/>
          </chart:series>
          <chart:series chart:style-name="ch9" chart:values-cell-range-address="Sheet1.AE3:Sheet1.AE93" chart:label-cell-address="Sheet1.AE2:Sheet1.AE2" chart:class="chart:line"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king lot</text:p>
                <draw:g>
                  <svg:desc>Sheet1.AA2:Sheet1.AA2</svg:desc>
                </draw:g>
              </table:table-cell>
              <table:table-cell office:value-type="string">
                <text:p>Mapping Tunnel</text:p>
                <draw:g>
                  <svg:desc>Sheet1.AC2:Sheet1.AC2</svg:desc>
                </draw:g>
              </table:table-cell>
              <table:table-cell office:value-type="string">
                <text:p>Center Mapping</text:p>
                <draw:g>
                  <svg:desc>Sheet1.AE2:Sheet1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AA3:Sheet1.AA133</svg:desc>
                </draw:g>
              </table:table-cell>
              <table:table-cell office:value-type="float" office:value="230">
                <text:p>230</text:p>
                <draw:g>
                  <svg:desc>Sheet1.AC3:Sheet1.AC83</svg:desc>
                </draw:g>
              </table:table-cell>
              <table:table-cell office:value-type="float" office:value="10">
                <text:p>10</text:p>
                <draw:g>
                  <svg:desc>Sheet1.AE3:Sheet1.AE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89">
                <text:p>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36">
                <text:p>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126">
                <text:p>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107">
                <text:p>1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121">
                <text:p>1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21cm" xlink:href=".." xlink:type="simple" chart:class="chart:line" chart:style-name="ch1">
        <chart:legend chart:legend-position="end" svg:x="13.146cm" svg:y="4.211cm" style:legend-expansion="high" chart:style-name="ch2"/>
        <chart:plot-area chart:style-name="ch3" table:cell-range-address="Sheet1.P3:Sheet1.P95" svg:x="0.769cm" svg:y="0.855cm" svg:width="11.739cm" svg:height="7.566cm">
          <chartooo:coordinate-region svg:x="1.576cm" svg:y="1.054cm" svg:width="10.745cm" svg:height="6.3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3:Sheet1.P95" chart:class="chart:line">
            <chart:data-point chart:repeated="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P3:Sheet1.P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6cm" svg:y="0.316cm" chart:style-name="ch2">
          <text:p>Mapping Tunnel</text:p>
        </chart:title>
        <chart:legend chart:legend-position="end" svg:x="14.107cm" svg:y="3.703cm" style:legend-expansion="high" chart:style-name="ch3"/>
        <chart:plot-area chart:style-name="ch4" table:cell-range-address="'Full Decomposition Uni'.A3:'Full Decomposition Uni'.C84" chart:data-source-has-labels="row" svg:x="0.77cm" svg:y="1.635cm" svg:width="12.697cm" svg:height="6.765cm">
          <chartooo:coordinate-region svg:x="1.577cm" svg:y="1.834cm" svg:width="11.776cm" svg:height="5.52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ull Decomposition Uni'.A4:'Full Decomposition Uni'.A84" chart:label-cell-address="'Full Decomposition Uni'.A3:'Full Decomposition Uni'.A3" chart:class="chart:bar">
            <chart:data-point chart:repeated="81"/>
          </chart:series>
          <chart:series chart:style-name="ch9" chart:values-cell-range-address="'Full Decomposition Uni'.B4:'Full Decomposition Uni'.B84" chart:label-cell-address="'Full Decomposition Uni'.B3:'Full Decomposition Uni'.B3" chart:class="chart:bar">
            <chart:data-point chart:repeated="81"/>
          </chart:series>
          <chart:series chart:style-name="ch10" chart:values-cell-range-address="'Full Decomposition Uni'.C4:'Full Decomposition Uni'.C84" chart:label-cell-address="'Full Decomposition Uni'.C3:'Full Decomposition Uni'.C3" chart:class="chart:ba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 dec</text:p>
                <draw:g>
                  <svg:desc>'Full Decomposition Uni'.A3:'Full Decomposition Uni'.A3</svg:desc>
                </draw:g>
              </table:table-cell>
              <table:table-cell office:value-type="string">
                <text:p>dec</text:p>
                <draw:g>
                  <svg:desc>'Full Decomposition Uni'.B3:'Full Decomposition Uni'.B3</svg:desc>
                </draw:g>
              </table:table-cell>
              <table:table-cell office:value-type="string">
                <text:p>paint</text:p>
                <draw:g>
                  <svg:desc>'Full Decomposition Uni'.C3:'Full Decomposition Uni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Full Decomposition Uni'.A4:'Full Decomposition Uni'.A84</svg:desc>
                </draw:g>
              </table:table-cell>
              <table:table-cell office:value-type="float" office:value="96">
                <text:p>96</text:p>
                <draw:g>
                  <svg:desc>'Full Decomposition Uni'.B4:'Full Decomposition Uni'.B84</svg:desc>
                </draw:g>
              </table:table-cell>
              <table:table-cell office:value-type="float" office:value="3">
                <text:p>3</text:p>
                <draw:g>
                  <svg:desc>'Full Decomposition Uni'.C4:'Full Decomposition Uni'.C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6cm" chart:style-name="ch2">
          <text:p>Parking Lot</text:p>
        </chart:title>
        <chart:legend chart:legend-position="end" svg:x="14.107cm" svg:y="3.703cm" style:legend-expansion="high" chart:style-name="ch3"/>
        <chart:plot-area chart:style-name="ch4" table:cell-range-address="'Full Decomposition Uni'.F3:'Full Decomposition Uni'.H134" chart:data-source-has-labels="row" svg:x="0.77cm" svg:y="1.635cm" svg:width="12.697cm" svg:height="6.765cm">
          <chartooo:coordinate-region svg:x="1.577cm" svg:y="1.835cm" svg:width="11.832cm" svg:height="5.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ull Decomposition Uni'.F4:'Full Decomposition Uni'.F134" chart:label-cell-address="'Full Decomposition Uni'.F3:'Full Decomposition Uni'.F3" chart:class="chart:bar">
            <chart:data-point chart:repeated="131"/>
          </chart:series>
          <chart:series chart:style-name="ch9" chart:values-cell-range-address="'Full Decomposition Uni'.G4:'Full Decomposition Uni'.G134" chart:label-cell-address="'Full Decomposition Uni'.G3:'Full Decomposition Uni'.G3" chart:class="chart:bar">
            <chart:data-point chart:repeated="131"/>
          </chart:series>
          <chart:series chart:style-name="ch10" chart:values-cell-range-address="'Full Decomposition Uni'.H4:'Full Decomposition Uni'.H134" chart:label-cell-address="'Full Decomposition Uni'.H3:'Full Decomposition Uni'.H3" chart:class="chart:bar">
            <chart:data-point chart:repeated="1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 dec</text:p>
                <draw:g>
                  <svg:desc>'Full Decomposition Uni'.F3:'Full Decomposition Uni'.F3</svg:desc>
                </draw:g>
              </table:table-cell>
              <table:table-cell office:value-type="string">
                <text:p>dec</text:p>
                <draw:g>
                  <svg:desc>'Full Decomposition Uni'.G3:'Full Decomposition Uni'.G3</svg:desc>
                </draw:g>
              </table:table-cell>
              <table:table-cell office:value-type="string">
                <text:p>paint</text:p>
                <draw:g>
                  <svg:desc>'Full Decomposition Uni'.H3:'Full Decomposition Uni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'Full Decomposition Uni'.F4:'Full Decomposition Uni'.F134</svg:desc>
                </draw:g>
              </table:table-cell>
              <table:table-cell office:value-type="float" office:value="43">
                <text:p>43</text:p>
                <draw:g>
                  <svg:desc>'Full Decomposition Uni'.G4:'Full Decomposition Uni'.G134</svg:desc>
                </draw:g>
              </table:table-cell>
              <table:table-cell office:value-type="float" office:value="13">
                <text:p>13</text:p>
                <draw:g>
                  <svg:desc>'Full Decomposition Uni'.H4:'Full Decomposition Uni'.H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">
                <text:p>19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6cm" svg:y="0.316cm" chart:style-name="ch2">
          <text:p>Center Mapping</text:p>
        </chart:title>
        <chart:legend chart:legend-position="end" svg:x="14.107cm" svg:y="3.703cm" style:legend-expansion="high" chart:style-name="ch3"/>
        <chart:plot-area chart:style-name="ch4" table:cell-range-address="'Full Decomposition Uni'.K3:'Full Decomposition Uni'.M96" chart:data-source-has-labels="row" svg:x="0.77cm" svg:y="1.635cm" svg:width="12.697cm" svg:height="6.765cm">
          <chartooo:coordinate-region svg:x="1.577cm" svg:y="1.834cm" svg:width="11.767cm" svg:height="5.52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ull Decomposition Uni'.K4:'Full Decomposition Uni'.K96" chart:label-cell-address="'Full Decomposition Uni'.K3:'Full Decomposition Uni'.K3" chart:class="chart:bar">
            <chart:data-point chart:repeated="93"/>
          </chart:series>
          <chart:series chart:style-name="ch9" chart:values-cell-range-address="'Full Decomposition Uni'.L4:'Full Decomposition Uni'.L96" chart:label-cell-address="'Full Decomposition Uni'.L3:'Full Decomposition Uni'.L3" chart:class="chart:bar">
            <chart:data-point chart:repeated="93"/>
          </chart:series>
          <chart:series chart:style-name="ch10" chart:values-cell-range-address="'Full Decomposition Uni'.M4:'Full Decomposition Uni'.M96" chart:label-cell-address="'Full Decomposition Uni'.M3:'Full Decomposition Uni'.M3" chart:class="chart:bar">
            <chart:data-point chart:repeated="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 dec</text:p>
                <draw:g>
                  <svg:desc>'Full Decomposition Uni'.K3:'Full Decomposition Uni'.K3</svg:desc>
                </draw:g>
              </table:table-cell>
              <table:table-cell office:value-type="string">
                <text:p>dec</text:p>
                <draw:g>
                  <svg:desc>'Full Decomposition Uni'.L3:'Full Decomposition Uni'.L3</svg:desc>
                </draw:g>
              </table:table-cell>
              <table:table-cell office:value-type="string">
                <text:p>paint</text:p>
                <draw:g>
                  <svg:desc>'Full Decomposition Uni'.M3:'Full Decomposition Uni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Full Decomposition Uni'.K4:'Full Decomposition Uni'.K96</svg:desc>
                </draw:g>
              </table:table-cell>
              <table:table-cell office:value-type="float" office:value="4">
                <text:p>4</text:p>
                <draw:g>
                  <svg:desc>'Full Decomposition Uni'.L4:'Full Decomposition Uni'.L96</svg:desc>
                </draw:g>
              </table:table-cell>
              <table:table-cell office:value-type="float" office:value="1">
                <text:p>1</text:p>
                <draw:g>
                  <svg:desc>'Full Decomposition Uni'.M4:'Full Decomposition Uni'.M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53">
                <text:p>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68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106">
                <text:p>1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107">
                <text:p>1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119">
                <text:p>1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110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">
                <text:p>17</text:p>
              </table:table-cell>
              <table:table-cell office:value-type="float" office:value="107">
                <text:p>1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53cm" svg:height="9.006cm" xlink:href=".." xlink:type="simple" chart:class="chart:bar" chart:style-name="ch1">
        <chart:title svg:x="4.482cm" svg:y="0.316cm" chart:style-name="ch2">
          <text:p>Center Mapping</text:p>
        </chart:title>
        <chart:legend chart:legend-position="end" svg:x="10.36cm" svg:y="3.706cm" style:legend-expansion="high" chart:style-name="ch3"/>
        <chart:plot-area chart:style-name="ch4" table:cell-range-address="'Full Decomp Home'.K3:'Full Decomp Home'.M96" chart:data-source-has-labels="row" svg:x="0.695cm" svg:y="1.635cm" svg:width="9.175cm" svg:height="6.771cm">
          <chartooo:coordinate-region svg:x="1.502cm" svg:y="1.834cm" svg:width="8.368cm" svg:height="5.52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ull Decomp Home'.K4:'Full Decomp Home'.K96" chart:label-cell-address="'Full Decomp Home'.K3:'Full Decomp Home'.K3" chart:class="chart:bar">
            <chart:data-point chart:repeated="93"/>
          </chart:series>
          <chart:series chart:style-name="ch9" chart:values-cell-range-address="'Full Decomp Home'.L4:'Full Decomp Home'.L96" chart:label-cell-address="'Full Decomp Home'.L3:'Full Decomp Home'.L3" chart:class="chart:bar">
            <chart:data-point chart:repeated="93"/>
          </chart:series>
          <chart:series chart:style-name="ch10" chart:values-cell-range-address="'Full Decomp Home'.M4:'Full Decomp Home'.M96" chart:label-cell-address="'Full Decomp Home'.M3:'Full Decomp Home'.M3" chart:class="chart:bar">
            <chart:data-point chart:repeated="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int</text:p>
                <draw:g>
                  <svg:desc>'Full Decomp Home'.K3:'Full Decomp Home'.K3</svg:desc>
                </draw:g>
              </table:table-cell>
              <table:table-cell office:value-type="string">
                <text:p>pre dec</text:p>
                <draw:g>
                  <svg:desc>'Full Decomp Home'.L3:'Full Decomp Home'.L3</svg:desc>
                </draw:g>
              </table:table-cell>
              <table:table-cell office:value-type="string">
                <text:p>dec</text:p>
                <draw:g>
                  <svg:desc>'Full Decomp Home'.M3:'Full Decomp Home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ull Decomp Home'.K4:'Full Decomp Home'.K96</svg:desc>
                </draw:g>
              </table:table-cell>
              <table:table-cell office:value-type="float" office:value="2">
                <text:p>2</text:p>
                <draw:g>
                  <svg:desc>'Full Decomp Home'.L4:'Full Decomp Home'.L96</svg:desc>
                </draw:g>
              </table:table-cell>
              <table:table-cell office:value-type="float" office:value="7">
                <text:p>7</text:p>
                <draw:g>
                  <svg:desc>'Full Decomp Home'.M4:'Full Decomp Home'.M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9cm" svg:height="8.928cm" xlink:href=".." xlink:type="simple" chart:class="chart:bar" chart:style-name="ch1">
        <chart:title svg:x="3.487cm" svg:y="0.314cm" chart:style-name="ch2">
          <text:p>Parking Lot</text:p>
        </chart:title>
        <chart:legend chart:legend-position="end" svg:x="7.391cm" svg:y="3.667cm" style:legend-expansion="high" chart:style-name="ch3"/>
        <chart:plot-area chart:style-name="ch4" table:cell-range-address="'Full Decomp Home'.F3:'Full Decomp Home'.H134" chart:data-source-has-labels="row" svg:x="0.637cm" svg:y="1.627cm" svg:width="6.38cm" svg:height="6.703cm">
          <chartooo:coordinate-region svg:x="1.444cm" svg:y="1.827cm" svg:width="5.476cm" svg:height="5.45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ull Decomp Home'.F4:'Full Decomp Home'.F134" chart:label-cell-address="'Full Decomp Home'.F3:'Full Decomp Home'.F3" chart:class="chart:bar">
            <chart:data-point chart:repeated="131"/>
          </chart:series>
          <chart:series chart:style-name="ch9" chart:values-cell-range-address="'Full Decomp Home'.G4:'Full Decomp Home'.G134" chart:label-cell-address="'Full Decomp Home'.G3:'Full Decomp Home'.G3" chart:class="chart:bar">
            <chart:data-point chart:repeated="131"/>
          </chart:series>
          <chart:series chart:style-name="ch10" chart:values-cell-range-address="'Full Decomp Home'.H4:'Full Decomp Home'.H134" chart:label-cell-address="'Full Decomp Home'.H3:'Full Decomp Home'.H3" chart:class="chart:bar">
            <chart:data-point chart:repeated="1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int</text:p>
                <draw:g>
                  <svg:desc>'Full Decomp Home'.F3:'Full Decomp Home'.F3</svg:desc>
                </draw:g>
              </table:table-cell>
              <table:table-cell office:value-type="string">
                <text:p>pre dec </text:p>
                <draw:g>
                  <svg:desc>'Full Decomp Home'.G3:'Full Decomp Home'.G3</svg:desc>
                </draw:g>
              </table:table-cell>
              <table:table-cell office:value-type="string">
                <text:p>dec</text:p>
                <draw:g>
                  <svg:desc>'Full Decomp Home'.H3:'Full Decomp Home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Full Decomp Home'.F4:'Full Decomp Home'.F134</svg:desc>
                </draw:g>
              </table:table-cell>
              <table:table-cell office:value-type="float" office:value="32">
                <text:p>32</text:p>
                <draw:g>
                  <svg:desc>'Full Decomp Home'.G4:'Full Decomp Home'.G134</svg:desc>
                </draw:g>
              </table:table-cell>
              <table:table-cell office:value-type="float" office:value="69">
                <text:p>69</text:p>
                <draw:g>
                  <svg:desc>'Full Decomp Home'.H4:'Full Decomp Home'.H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31cm" svg:height="8.867cm" xlink:href=".." xlink:type="simple" chart:class="chart:bar" chart:style-name="ch1">
        <chart:title svg:x="3.271cm" svg:y="0.313cm" chart:style-name="ch2">
          <text:p>Mapping Tunnel</text:p>
        </chart:title>
        <chart:legend chart:legend-position="end" svg:x="7.938cm" svg:y="3.636cm" style:legend-expansion="high" chart:style-name="ch3"/>
        <chart:plot-area chart:style-name="ch4" table:cell-range-address="'Full Decomp Home'.A3:'Full Decomp Home'.C84" chart:data-source-has-labels="row" svg:x="0.646cm" svg:y="1.623cm" svg:width="6.9cm" svg:height="6.647cm">
          <chartooo:coordinate-region svg:x="1.453cm" svg:y="1.823cm" svg:width="6.089cm" svg:height="5.40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ull Decomp Home'.A4:'Full Decomp Home'.A84" chart:label-cell-address="'Full Decomp Home'.A3:'Full Decomp Home'.A3" chart:class="chart:bar">
            <chart:data-point chart:repeated="81"/>
          </chart:series>
          <chart:series chart:style-name="ch9" chart:values-cell-range-address="'Full Decomp Home'.B4:'Full Decomp Home'.B84" chart:label-cell-address="'Full Decomp Home'.B3:'Full Decomp Home'.B3" chart:class="chart:bar">
            <chart:data-point chart:repeated="81"/>
          </chart:series>
          <chart:series chart:style-name="ch10" chart:values-cell-range-address="'Full Decomp Home'.C4:'Full Decomp Home'.C84" chart:label-cell-address="'Full Decomp Home'.C3:'Full Decomp Home'.C3" chart:class="chart:ba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int</text:p>
                <draw:g>
                  <svg:desc>'Full Decomp Home'.A3:'Full Decomp Home'.A3</svg:desc>
                </draw:g>
              </table:table-cell>
              <table:table-cell office:value-type="string">
                <text:p>pre dec</text:p>
                <draw:g>
                  <svg:desc>'Full Decomp Home'.B3:'Full Decomp Home'.B3</svg:desc>
                </draw:g>
              </table:table-cell>
              <table:table-cell office:value-type="string">
                <text:p>dec</text:p>
                <draw:g>
                  <svg:desc>'Full Decomp Home'.C3:'Full Decomp Home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Full Decomp Home'.A4:'Full Decomp Home'.A84</svg:desc>
                </draw:g>
              </table:table-cell>
              <table:table-cell office:value-type="float" office:value="6">
                <text:p>6</text:p>
                <draw:g>
                  <svg:desc>'Full Decomp Home'.B4:'Full Decomp Home'.B84</svg:desc>
                </draw:g>
              </table:table-cell>
              <table:table-cell office:value-type="float" office:value="161">
                <text:p>161</text:p>
                <draw:g>
                  <svg:desc>'Full Decomp Home'.C4:'Full Decomp Home'.C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